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27.203cm" table:align="left"/>
    </style:style>
    <style:style style:name="Tableau2.A" style:family="table-column">
      <style:table-column-properties style:column-width="27.203cm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27.203cm" table:align="left"/>
    </style:style>
    <style:style style:name="Tableau3.A" style:family="table-column">
      <style:table-column-properties style:column-width="27.203cm"/>
    </style:style>
    <style:style style:name="Tableau3.A1" style:family="table-cell">
      <style:table-cell-properties fo:padding="0.097cm" fo:border="0.5pt solid #000000"/>
    </style:style>
    <style:style style:name="Tableau4" style:family="table">
      <style:table-properties style:width="27.203cm" table:align="left"/>
    </style:style>
    <style:style style:name="Tableau4.A" style:family="table-column">
      <style:table-column-properties style:column-width="27.203cm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27.203cm" table:align="left"/>
    </style:style>
    <style:style style:name="Tableau5.A" style:family="table-column">
      <style:table-column-properties style:column-width="27.203cm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27.203cm" table:align="left"/>
    </style:style>
    <style:style style:name="Tableau6.A" style:family="table-column">
      <style:table-column-properties style:column-width="27.203cm"/>
    </style:style>
    <style:style style:name="Tableau6.A1" style:family="table-cell">
      <style:table-cell-properties fo:padding="0.097cm" fo:border="0.5pt solid #000000"/>
    </style:style>
    <style:style style:name="Tableau7" style:family="table">
      <style:table-properties style:width="27.203cm" table:align="left"/>
    </style:style>
    <style:style style:name="Tableau7.A" style:family="table-column">
      <style:table-column-properties style:column-width="27.203cm"/>
    </style:style>
    <style:style style:name="Tableau7.A1" style:family="table-cell">
      <style:table-cell-properties fo:padding="0.097cm" fo:border="0.5pt solid #000000"/>
    </style:style>
    <style:style style:name="Tableau8" style:family="table">
      <style:table-properties style:width="27.203cm" table:align="left"/>
    </style:style>
    <style:style style:name="Tableau8.A" style:family="table-column">
      <style:table-column-properties style:column-width="27.203cm"/>
    </style:style>
    <style:style style:name="Tableau8.A1" style:family="table-cell">
      <style:table-cell-properties fo:padding="0.097cm" fo:border="0.5pt solid #000000"/>
    </style:style>
    <style:style style:name="Tableau9" style:family="table">
      <style:table-properties style:width="27.203cm" table:align="left"/>
    </style:style>
    <style:style style:name="Tableau9.A" style:family="table-column">
      <style:table-column-properties style:column-width="27.203cm"/>
    </style:style>
    <style:style style:name="Tableau9.A1" style:family="table-cell">
      <style:table-cell-properties fo:padding="0.097cm" fo:border="0.5pt solid #000000"/>
    </style:style>
    <style:style style:name="P1" style:family="paragraph" style:parent-style-name="Text_20_body">
      <style:text-properties fo:language="en" fo:country="US" officeooo:rsid="001de546" officeooo:paragraph-rsid="001de546"/>
    </style:style>
    <style:style style:name="P2" style:family="paragraph" style:parent-style-name="Text_20_body">
      <style:text-properties fo:language="en" fo:country="US" officeooo:rsid="001fd775" officeooo:paragraph-rsid="001fd775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able_20_Contents">
      <style:text-properties style:font-name="Courier New" fo:font-size="8pt" fo:language="en" fo:country="US" officeooo:paragraph-rsid="00231482" style:font-size-asian="8pt" style:font-size-complex="8pt"/>
    </style:style>
    <style:style style:name="P5" style:family="paragraph" style:parent-style-name="Table_20_Contents">
      <style:text-properties style:font-name="Courier New" fo:font-size="8pt" fo:language="en" fo:country="US" officeooo:paragraph-rsid="00261bdb" style:font-size-asian="8pt" style:font-size-complex="8pt"/>
    </style:style>
    <style:style style:name="T1" style:family="text">
      <style:text-properties style:use-window-font-color="true" loext:opacity="0%"/>
    </style:style>
    <style:style style:name="T2" style:family="text">
      <style:text-properties officeooo:rsid="001fd775"/>
    </style:style>
    <style:style style:name="T3" style:family="text">
      <style:text-properties fo:background-color="#ff8000" loext:char-shading-value="0"/>
    </style:style>
    <style:style style:name="T4" style:family="text">
      <style:text-properties fo:background-color="#158466" loext:char-shading-value="0"/>
    </style:style>
    <style:style style:name="T5" style:family="text">
      <style:text-properties fo:color="#ffffff" loext:opacity="100%"/>
    </style:style>
    <style:style style:name="T6" style:family="text">
      <style:text-properties fo:color="#ffffff" loext:opacity="100%" fo:background-color="#15846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ch page is the tilemap of a page of the Attract Mode (intro credits).</text:p>
      <text:p text:style-name="P1"><text:span text:style-name="T1">0000</text:span> is an empty tile (in white font for an easy view<text:span text:style-name="T2">)</text:span>.</text:p>
      <text:p text:style-name="P1">Page 8 (Gumpei Yokoi) was moved into page 1 (Shouzou Kaga), being the Executive Producer and Director.</text:p>
      <text:p text:style-name="P1">The emptied page 8 was repurposed for fan translation credits.</text:p>
      <text:p text:style-name="P1"/>
      <text:p text:style-name="P1">Note when editing these tilemaps that some lines are rendered <text:span text:style-name="T2">unevenly, and will not look as you expect if you move things around.</text:span></text:p>
      <text:p text:style-name="P2">Thankfully, page 8 seems to have no such issue, so go nuts on that one.</text:p>
      <text:p text:style-name="P3"/>
      <text:p text:style-name="P3"><text:span text:style-name="T3"><text:s text:c="4"/></text:span><text:tab/><text:span text:style-name="T2">Title</text:span></text:p>
      <text:p text:style-name="P3"><text:span text:style-name="T4"><text:s text:c="4"/></text:span><text:tab/><text:span text:style-name="T2">Nam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au2" table:style-name="Tableau2">
        <table:table-column table:style-name="Tableau2.A"/>
        <text:soft-page-break/>
        <table:table-row>
          <table:table-cell table:style-name="Tableau2.A1" office:value-type="string">
            <text:p text:style-name="P4">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3">C505 C605 C705 C805 C905 CA05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CC01 CD01 CE01 CF01 D001 D101 D201 D301 D401 D501 D601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3">3704 3804 3904 3A04 3B04 3C04 3D04 3E04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3">4004 4104 4204 4304 4404 4504 4604 4704 4804 4904 4A04 4B04 4C04 4D04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4E00 4F00 5000 5100 5200 5300 5400 5500 5600 5700 5800 59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</text:p>
          </table:table-cell>
        </table:table-row>
      </table:table>
      <text:p text:style-name="P3"/>
      <text:p text:style-name="P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">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3">5A04 5B04 5C04 5D04 5E04 5F04 6004 6104 6204 6304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6500 6600 6700 6800 6900 6A00 6B00 6C00 6D00 6E00 6F00 7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3">7204 7304 7404 7504 7604 7704 7804 7904 7A04 7B04 7C04 7D04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6400 7E00 7F00 8000 8100 8200 8300 8400 8500 8600 8700 8800 89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3">8405 8505 8605 8705 8805 8905 8A05 8B05 8C05 8D05 8E05 8F05 CB01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9101 9201 9301 9401 9501 9601 9701 9801 9901 9A01 9B01 9C01 9D01 9E01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</text:p>
          </table:table-cell>
        </table:table-row>
      </table:table>
      <text:p text:style-name="P3"/>
      <table:table table:name="Tableau4" table:style-name="Tableau4">
        <table:table-column table:style-name="Tableau4.A"/>
        <text:soft-page-break/>
        <table:table-row>
          <table:table-cell table:style-name="Tableau4.A1" office:value-type="string">
            <text:p text:style-name="P4">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3">8A00 8B04 8C04 8D04 8E04 8F04 9004 9104 9204 9304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9400 9500 9600 9700 9800 9900 9A00 9B00 9C00 9D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9E00 9F00 A000 A100 A200 A300 A400 A500 A600 A700 A800 A900 AA00 AB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AC00 AD00 AE00 AF00 B000 B100 B200 B300 B400 B5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B600 B700 B800 B900 BA00 BB00 BC00 BD00 BE00 BF00 C000 C100 C200 C3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C400 C500 C600 C700 C800 C900 CA00 CB00 CC00 CD00 CE00 CF00 D000 D1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D200 D300 D400 D500 D600 D700 D800 D900 DA00 DB00 DC00 DD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</text:p>
          </table:table-cell>
        </table:table-row>
      </table:table>
      <text:p text:style-name="P3"/>
      <text:p text:style-name="P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3">EC04 ED04 EE04 EF04 F004 F104 F204 F304 F404 F504 F604 F704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F800 F900 FA00 FB00 FC00 FD00 FE00 FF00 0001 0101 0201 0301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0501 0601 0701 0801 0901 0A01 0B01 0C01 0D01 0E01 0F01 1001 1101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1201 1301 1401 1501 1601 1701 1801 1901 1A01 1B01 1C01 1D01 1E01 1F01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2001 2101 2201 2301 2401 2501 2601 2701 2801 2901 2A01 2B01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2C01 2D01 2E01 2F01 3001 3101 3201 3301 3401 3501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</text:p>
          </table:table-cell>
        </table:table-row>
      </table:table>
      <text:p text:style-name="P3"/>
      <table:table table:name="Tableau6" table:style-name="Tableau6">
        <table:table-column table:style-name="Tableau6.A"/>
        <text:soft-page-break/>
        <table:table-row>
          <table:table-cell table:style-name="Tableau6.A1" office:value-type="string">
            <text:p text:style-name="P5">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3">5F05 6005 6105 6205 6305 6405 6505 6605 6705 6805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6A01 6B01 6C01 6D01 6E01 6F01 7001 7101 7201 7301 7401 7501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7601 7701 7801 7901 7A01 7B01 7C01 7D01 7E01 7F01 8001 8101 8201 8301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3">7406 7506 7606 7706 7806 7906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7A02 7B02 7C02 7D02 7E02 7F02 </text:span><text:span text:style-name="T6">0000</text:span><text:span text:style-name="T4"> 8002 8102 8202 8302 8402 8502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8602 8702 8802 8902</text:span> <text:span text:style-name="T5">0000</text:span> <text:span text:style-name="T4">8A02 8B02 8C02 8D02 8E02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8F02 9002 9102 9202</text:span> <text:span text:style-name="T5">0000</text:span> <text:span text:style-name="T4">9302 9402 9502 9602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9702 9802 9902 9A02 9B02</text:span> <text:span text:style-name="T5">0000</text:span> <text:span text:style-name="T4">9C02 9D02 9E02 9F02 A002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A102 A202 A302 A402 A502 A602</text:span> <text:span text:style-name="T5">0000</text:span> <text:span text:style-name="T4">A702 A802 A902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</text:p>
          </table:table-cell>
        </table:table-row>
      </table:table>
      <text:p text:style-name="P3"/>
      <text:p text:style-name="P3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5">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3">A705 A805 A905 AA05 AB05 AC05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9400 AE01 AF01 B001 B101 B201 B301 B401 B501 B601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9E00 3701 3801 3901 3A01 3B01 3C01 3D01 3E01 3F01 4001 4101 4201 AB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0100 0200 0300 0400 0500 0600 0700 0800 0900 0A00 0B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4501 4601 4701 4801 4901 4A01 4B01 4C01 4D01 4E01 4F01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C400 5101 5201 5301 5401 5501 5601 5701 5801 5901 5A01 5B01 5C01 5D01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D200 DE00 DF00 E000 E100 E200 E300 E400 E500 E600 E700 E800 E900 EA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</text:p>
          </table:table-cell>
        </table:table-row>
      </table:table>
      <text:p text:style-name="P3"/>
      <table:table table:name="Tableau8" table:style-name="Tableau8">
        <table:table-column table:style-name="Tableau8.A"/>
        <text:soft-page-break/>
        <table:table-row>
          <table:table-cell table:style-name="Tableau8.A1" office:value-type="string">
            <text:p text:style-name="P4">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3">B905 BA05 BB05 BC05 BD05 BE05 BF05 C005 C105 C205 C305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0C00 0D00 1300 1400 1500 1600</text:span> <text:span text:style-name="T5">0000</text:span> <text:span text:style-name="T5">0000</text:span> <text:span text:style-name="T5">0000</text:span> <text:span text:style-name="T5">0000</text:span> <text:span text:style-name="T4">0C00 0D00 1700 1800 1900 1A00 1B00 1C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0E00 0D00 1D00 1E00 1F00 2000 2100 2200</text:span> <text:span text:style-name="T5">0000</text:span> <text:span text:style-name="T5">0000</text:span> <text:span text:style-name="T4">0F00 0D00 2300 2400 2500 2600 27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0E00 0D00 2800 2900 2A00 2B00</text:span> <text:span text:style-name="T5">0000</text:span> <text:span text:style-name="T5">0000</text:span> <text:span text:style-name="T5">0000</text:span> <text:span text:style-name="T5">0000</text:span> <text:span text:style-name="T4">1000 0D00 2C00 2D00 2E00 2F00 3000 3100 32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1100 0D00 3300 3400 3500 3600 3F00</text:span> <text:span text:style-name="T5">0000</text:span> <text:span text:style-name="T5">0000</text:span> <text:span text:style-name="T5">0000</text:span> <text:span text:style-name="T4">1200 0D00 AA02 AB02 AC02 AD02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0F00 0D00 AE02 AF02 B002 B102 B202 B302</text:span> <text:span text:style-name="T5">0000</text:span> <text:span text:style-name="T5">0000</text:span> <text:span text:style-name="T4">0C00 0D00 B402 B502 B602 B702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0E00 0D00 B802 B902 BA02 BB02 BC02 BD02 BE02</text:span> <text:span text:style-name="T5">0000</text:span> <text:span text:style-name="T4">BF02 0D00 C102 C202 C302 C402 C502 C602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0E00 0D00 C702 C802 C902 CA02</text:span> <text:span text:style-name="T5">0000</text:span> <text:span text:style-name="T5">0000</text:span> <text:span text:style-name="T5">0000</text:span> <text:span text:style-name="T5">0000</text:span> <text:span text:style-name="T4">0C00 0D00 CB02 CC02 CD02 CE02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0E00 0D00 CF02 D002 D102 D202 D302</text:span> <text:span text:style-name="T5">0000</text:span> <text:span text:style-name="T5">0000</text:span> <text:span text:style-name="T5">0000</text:span> <text:span text:style-name="T4">0C00 0D00 D402 D502 D602 D702 D802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C002 0D00 D902 DA02 DB02 DC02 DD02 DE02</text:span> <text:span text:style-name="T5">0000</text:span> <text:span text:style-name="T5">0000</text:span> <text:span text:style-name="T4">0E00 0D00 DF02 E002 E102 E202 E302 E402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</text:p>
          </table:table-cell>
        </table:table-row>
      </table:table>
      <text:p text:style-name="P3"/>
      <text:p text:style-name="P3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4">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3">E205 E305 E405 E505 E605 E705 E805 E905 EA05 EB05 EC05 ED05 EE05 EF05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F001 F101 F201 F301 F401 F501 F601 F701 F801 F901</text:span> <text:span text:style-name="T5">0000</text:span> <text:span text:style-name="T5">0000</text:span> <text:span text:style-name="T5">0000</text:span> <text:span text:style-name="T5">0000</text:span> <text:span text:style-name="T4">FA01 FB01 FC01 FD01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FE01 FF01 0002 0102 0202 0302 0402 0502</text:span> <text:span text:style-name="T5">0000</text:span> <text:span text:style-name="T5">0000</text:span> <text:span text:style-name="T4">0602 0702 0802 0902 0A02 0B02 0C02 0D02 0E02 0F02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3">1006 1106 1206 1306 1406 1506 1606 1706 1806 1906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F001 F101 F201 F301 F401 F501 F601 F701 F801 F901</text:span> <text:span text:style-name="T5">0000</text:span> <text:span text:style-name="T5">0000</text:span> <text:span text:style-name="T5">0000</text:span> <text:span text:style-name="T5">0000</text:span> <text:span text:style-name="T4">FA01 FB01 FC01 FD01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3">2006 2106 2206 2306 2406 2506 2606 2706 2806 2906 2A06 2B06 2C06 2D06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3002 3102 3202 3302 3402 3502 3602 3702 3802 3902</text:span> <text:span text:style-name="T5">0000</text:span> <text:span text:style-name="T5">0000</text:span> <text:span text:style-name="T5">0000</text:span> <text:span text:style-name="T5">0000</text:span> <text:span text:style-name="T4">3A02 3B02 3C02 3D02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3">4006 4106 4206 4306 4406 4506 4606 4706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4">4802 4902 4A02 4B02 4C02 4D02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 <text:span text:style-name="T5">0000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2cm" fo:page-height="25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22:47:01.196000000</meta:creation-date>
    <dc:date>2025-05-06T23:25:48.482000000</dc:date>
    <meta:editing-duration>PT13M52S</meta:editing-duration>
    <meta:editing-cycles>4</meta:editing-cycles>
    <meta:generator>LibreOffice/24.8.6.2$Windows_X86_64 LibreOffice_project/6d98ba145e9a8a39fc57bcc76981d1fb1316c60c</meta:generator>
    <meta:document-statistic meta:table-count="8" meta:image-count="0" meta:object-count="0" meta:page-count="5" meta:paragraph-count="16" meta:word-count="7261" meta:character-count="36342" meta:non-whitespace-character-count="29087"/>
  </office:meta>
</office:document-meta>
</file>